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 Mono for Powerline" svg:font-family="'Roboto Mono for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6cm" fo:min-width="1.97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3.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3.1cm"/>
    </style:style>
    <style:style style:name="gr4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3.6cm"/>
    </style:style>
    <style:style style:name="gr6" style:family="graphic" style:parent-style-name="standard">
      <style:graphic-properties draw:stroke="none" svg:stroke-color="#000000" draw:fill="none" draw:fill-color="#ffffff" fo:min-height="0.497cm"/>
    </style:style>
    <style:style style:name="gr7" style:family="graphic" style:parent-style-name="standard">
      <style:graphic-properties draw:stroke="none" svg:stroke-color="#000000" draw:fill="none" draw:fill-color="#ffffff" fo:min-height="0.993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3.8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5.4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3.6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5.8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6cm" fo:min-width="1.268cm"/>
    </style:style>
    <style:style style:name="gr14" style:family="graphic" style:parent-style-name="objectwithoutfill">
      <style:graphic-properties draw:stroke="dash" draw:stroke-dash="Fine_20_Dotted" draw:marker-end="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25cm"/>
    </style:style>
    <style:style style:name="gr16" style:family="graphic" style:parent-style-name="standard">
      <style:graphic-properties draw:stroke="none" svg:stroke-color="#000000" draw:fill="none" draw:fill-color="#ffffff" fo:min-height="1.489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Roboto Mono for Powerlin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Roboto Mono for Powerline"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  <style:text-properties style:font-name="Roboto Mono for Powerline" fo:font-size="16pt" style:font-size-asian="16pt" style:font-size-complex="16pt"/>
    </style:style>
    <style:style style:name="P6" style:family="paragraph">
      <loext:graphic-properties draw:fill="none" draw:fill-color="#ffffff"/>
    </style:style>
    <style:style style:name="T1" style:family="text">
      <style:text-properties style:font-name="Roboto Mono for Powerline"/>
    </style:style>
    <style:style style:name="T2" style:family="text">
      <style:text-properties style:font-name="Roboto Mono for Powerline" fo:font-size="12pt" style:font-size-asian="12pt" style:font-size-complex="12pt"/>
    </style:style>
    <style:style style:name="T3" style:family="text">
      <style:text-properties style:font-name="Roboto Mono for Powerlin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5cm" svg:height="1.2cm" svg:x="8.2cm" svg:y="1.4cm">
          <text:p text:style-name="P1"><text:span text:style-name="T1">u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4.1cm" svg:height="1.1cm" svg:x="7.9cm" svg:y="3.7cm">
          <text:p text:style-name="P1"><text:span text:style-name="T1">tensorflow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3.6cm" svg:height="1.6cm" svg:x="1.6cm" svg:y="10.8cm">
          <text:p text:style-name="P1"><text:span text:style-name="T1">executor</text:span></text:p>
          <text:p text:style-name="P1"><text:span text:style-name="T1">(runtime)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7.9cm" svg:y1="4.25cm" svg:x2="3.4cm" svg:y2="10.8cm" draw:start-shape="id1" draw:start-glue-point="3" draw:end-shape="id2" draw:end-glue-point="0" svg:d="M7900 4250h-4500v6550" svg:viewBox="0 0 4501 6551">
          <text:p/>
        </draw:connector>
        <draw:custom-shape draw:style-name="gr5" draw:text-style-name="P2" xml:id="id3" draw:id="id3" draw:layer="layout" svg:width="4.1cm" svg:height="1.6cm" svg:x="15.1cm" svg:y="10.8cm">
          <text:p text:style-name="P1"><text:span text:style-name="T1">tfcompiler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cm" svg:y1="4.25cm" svg:x2="17.15cm" svg:y2="10.8cm" draw:start-shape="id1" draw:start-glue-point="1" draw:end-shape="id3" draw:end-glue-point="0" svg:d="M12000 4250h5150v6550" svg:viewBox="0 0 5151 6551">
          <text:p/>
        </draw:connector>
        <draw:frame draw:style-name="gr6" draw:text-style-name="P4" draw:layer="layout" svg:width="2.4cm" svg:height="0.747cm" svg:x="4cm" svg:y="3.5cm">
          <draw:text-box>
            <text:p><text:span text:style-name="T2">TFG</text:span></text:p>
          </draw:text-box>
        </draw:frame>
        <draw:connector draw:style-name="gr4" draw:text-style-name="P3" draw:layer="layout" svg:x1="9.95cm" svg:y1="2.6cm" svg:x2="9.95cm" svg:y2="3.7cm" draw:start-shape="id4" draw:start-glue-point="8" draw:end-shape="id1" draw:end-glue-point="0" svg:d="M9950 2600v1100" svg:viewBox="0 0 1 1101">
          <text:p/>
        </draw:connector>
        <draw:frame draw:style-name="gr7" draw:text-style-name="P4" draw:layer="layout" svg:width="2.8cm" svg:height="1.243cm" svg:x="14.3cm" svg:y="3.5cm">
          <draw:text-box>
            <text:p><text:span text:style-name="T2">Protobuf</text:span></text:p>
          </draw:text-box>
        </draw:frame>
        <draw:custom-shape draw:style-name="gr8" draw:text-style-name="P2" xml:id="id5" draw:id="id5" draw:layer="layout" svg:width="4.3cm" svg:height="1.6cm" svg:x="7.8cm" svg:y="5.9cm">
          <text:p text:style-name="P1"><text:span text:style-name="T1">tensorboard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9.95cm" svg:y1="4.8cm" svg:x2="9.95cm" svg:y2="5.9cm" draw:start-shape="id1" draw:start-glue-point="2" draw:end-shape="id5" draw:end-glue-point="0" svg:d="M9950 4800v1100" svg:viewBox="0 0 1 1101">
          <text:p/>
        </draw:connector>
        <draw:custom-shape draw:style-name="gr5" draw:text-style-name="P2" xml:id="id6" draw:id="id6" draw:layer="layout" svg:width="4.1cm" svg:height="1.6cm" svg:x="8cm" svg:y="8.8cm">
          <text:p text:style-name="P1"><text:span text:style-name="T1">core lib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4.1cm" svg:height="1.6cm" svg:x="8cm" svg:y="10.8cm">
          <text:p text:style-name="P1"><text:span text:style-name="T1">tf2xla lib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4.1cm" svg:height="1.6cm" svg:x="8cm" svg:y="12.8cm">
          <text:p text:style-name="P1"><text:span text:style-name="T1">xla lib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5.2cm" svg:y1="11.6cm" svg:x2="8cm" svg:y2="9.6cm" draw:start-shape="id2" draw:start-glue-point="1" draw:end-shape="id6" draw:end-glue-point="3" svg:d="M5200 11600h1400v-2000h1400" svg:viewBox="0 0 2801 2001">
          <text:p/>
        </draw:connector>
        <draw:connector draw:style-name="gr4" draw:text-style-name="P3" draw:layer="layout" svg:x1="5.2cm" svg:y1="11.6cm" svg:x2="8cm" svg:y2="11.6cm" draw:start-shape="id2" draw:start-glue-point="1" draw:end-shape="id7" draw:end-glue-point="3" svg:d="M5200 11600h2800" svg:viewBox="0 0 2801 1">
          <text:p/>
        </draw:connector>
        <draw:connector draw:style-name="gr4" draw:text-style-name="P3" draw:layer="layout" svg:x1="5.2cm" svg:y1="11.6cm" svg:x2="8cm" svg:y2="13.6cm" draw:start-shape="id2" draw:start-glue-point="1" draw:end-shape="id8" svg:d="M5200 11600h1400v2000h1400" svg:viewBox="0 0 2801 2001">
          <text:p/>
        </draw:connector>
        <draw:connector draw:style-name="gr4" draw:text-style-name="P3" draw:layer="layout" svg:x1="15.1cm" svg:y1="11.6cm" svg:x2="12.1cm" svg:y2="9.6cm" draw:start-shape="id3" draw:start-glue-point="3" draw:end-shape="id6" draw:end-glue-point="1" svg:d="M15100 11600h-1500v-2000h-1500" svg:viewBox="0 0 3001 2001">
          <text:p/>
        </draw:connector>
        <draw:connector draw:style-name="gr4" draw:text-style-name="P3" draw:layer="layout" svg:x1="15.1cm" svg:y1="11.6cm" svg:x2="12.1cm" svg:y2="11.6cm" draw:start-shape="id3" draw:start-glue-point="3" draw:end-shape="id7" draw:end-glue-point="1" svg:d="M15100 11600h-3000" svg:viewBox="0 0 3001 1">
          <text:p/>
        </draw:connector>
        <draw:connector draw:style-name="gr4" draw:text-style-name="P3" draw:layer="layout" svg:x1="15.1cm" svg:y1="11.6cm" svg:x2="12.1cm" svg:y2="13.6cm" draw:start-shape="id3" draw:start-glue-point="3" draw:end-shape="id8" draw:end-glue-point="1" svg:d="M15100 11600h-1500v2000h-1500" svg:viewBox="0 0 3001 2001">
          <text:p/>
        </draw:connector>
        <draw:custom-shape draw:style-name="gr9" draw:text-style-name="P2" xml:id="id9" draw:id="id9" draw:layer="layout" svg:width="5.9cm" svg:height="1.4cm" svg:x="7.1cm" svg:y="16.5cm">
          <text:p text:style-name="P1"><text:span text:style-name="T1">Convert to HLO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0.05cm" svg:y1="16.5cm" svg:x2="10.05cm" svg:y2="14.4cm" draw:start-shape="id9" draw:start-glue-point="0" draw:end-shape="id8" draw:end-glue-point="2" svg:d="M10050 16500v-2100" svg:viewBox="0 0 1 2101">
          <text:p/>
        </draw:connector>
        <draw:frame draw:style-name="gr7" draw:text-style-name="P4" draw:layer="layout" svg:width="2.4cm" svg:height="1.243cm" svg:x="1.6cm" svg:y="15.1cm">
          <draw:text-box>
            <text:p><text:span text:style-name="T2"><text:s/></text:span><text:span text:style-name="T2">XLA Graph</text:span></text:p>
          </draw:text-box>
        </draw:frame>
        <draw:custom-shape draw:style-name="gr10" draw:text-style-name="P2" xml:id="id10" draw:id="id10" draw:layer="layout" svg:width="4.1cm" svg:height="1.4cm" svg:x="8cm" svg:y="19.2cm">
          <text:p text:style-name="P1"><text:span text:style-name="T1">OPT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10.05cm" svg:y1="17.9cm" svg:x2="10.05cm" svg:y2="19.2cm" draw:start-shape="id9" draw:start-glue-point="2" draw:end-shape="id10" draw:end-glue-point="0" svg:d="M10050 17900v1300" svg:viewBox="0 0 1 1301">
          <text:p/>
        </draw:connector>
        <draw:frame draw:style-name="gr7" draw:text-style-name="P4" draw:layer="layout" svg:width="3.2cm" svg:height="1.243cm" svg:x="10.2cm" svg:y="18.257cm">
          <draw:text-box>
            <text:p><text:span text:style-name="T2">HLO IR</text:span></text:p>
          </draw:text-box>
        </draw:frame>
        <draw:custom-shape draw:style-name="gr12" draw:text-style-name="P2" xml:id="id11" draw:id="id11" draw:layer="layout" svg:width="6.3cm" svg:height="1.3cm" svg:x="6.9cm" svg:y="21.9cm">
          <text:p text:style-name="P1"><text:span text:style-name="T1">Generate LLVM IR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10.05cm" svg:y1="20.6cm" svg:x2="10.05cm" svg:y2="21.9cm" draw:start-shape="id10" draw:start-glue-point="2" draw:end-shape="id11" draw:end-glue-point="0" svg:d="M10050 20600v1300" svg:viewBox="0 0 1 1301">
          <text:p/>
        </draw:connector>
        <draw:frame draw:style-name="gr7" draw:text-style-name="P4" draw:layer="layout" svg:width="3.2cm" svg:height="1.243cm" svg:x="10.2cm" svg:y="20.8cm">
          <draw:text-box>
            <text:p><text:span text:style-name="T2">HLO IR</text:span></text:p>
          </draw:text-box>
        </draw:frame>
        <draw:connector draw:style-name="gr11" draw:text-style-name="P3" draw:layer="layout" svg:x1="17.15cm" svg:y1="12.4cm" svg:x2="13cm" svg:y2="17.2cm" draw:start-shape="id3" draw:start-glue-point="2" draw:end-shape="id9" draw:end-glue-point="1" svg:d="M17150 12400v4800h-4150" svg:viewBox="0 0 4151 4801">
          <text:p/>
        </draw:connector>
        <draw:custom-shape draw:style-name="gr10" draw:text-style-name="P2" xml:id="id12" draw:id="id12" draw:layer="layout" svg:width="4.1cm" svg:height="1.4cm" svg:x="8cm" svg:y="24.5cm">
          <text:p text:style-name="P1"><text:span text:style-name="T1">LLVM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10.05cm" svg:y1="23.2cm" svg:x2="10.05cm" svg:y2="24.5cm" draw:start-shape="id11" draw:start-glue-point="2" draw:end-shape="id12" draw:end-glue-point="0" svg:d="M10050 23200v1300" svg:viewBox="0 0 1 1301">
          <text:p/>
        </draw:connector>
        <draw:frame draw:style-name="gr7" draw:text-style-name="P4" draw:layer="layout" svg:width="3.2cm" svg:height="1.243cm" svg:x="10cm" svg:y="23.457cm">
          <draw:text-box>
            <text:p><text:span text:style-name="T2"><text:s/></text:span><text:span text:style-name="T2">LLVM IR</text:span></text:p>
          </draw:text-box>
        </draw:frame>
        <draw:custom-shape draw:style-name="gr13" draw:text-style-name="P5" xml:id="id13" draw:id="id13" draw:layer="layout" svg:width="2.5cm" svg:height="1.2cm" svg:x="14.4cm" svg:y="26.8cm">
          <text:p text:style-name="P1"><text:span text:style-name="T3">bina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xml:id="id14" draw:id="id14" draw:layer="layout" svg:width="2.5cm" svg:height="1.2cm" svg:x="17.1cm" svg:y="26.8cm">
          <text:p text:style-name="P1"><text:span text:style-name="T3">hea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svg:x1="12.1cm" svg:y1="25.2cm" svg:x2="15.65cm" svg:y2="26.8cm" draw:start-shape="id12" draw:start-glue-point="1" draw:end-shape="id13" draw:end-glue-point="4" svg:d="M12100 25200h3550v1600" svg:viewBox="0 0 3551 1601">
          <text:p/>
        </draw:connector>
        <draw:connector draw:style-name="gr11" draw:text-style-name="P3" draw:layer="layout" draw:line-skew="-2.4cm" svg:x1="17.15cm" svg:y1="12.4cm" svg:x2="18.35cm" svg:y2="26.8cm" draw:start-shape="id3" draw:start-glue-point="2" draw:end-shape="id14" draw:end-glue-point="4" svg:d="M17150 12400v4800h1200v9600" svg:viewBox="0 0 1201 14401">
          <text:p/>
        </draw:connector>
        <draw:custom-shape draw:style-name="gr13" draw:text-style-name="P5" xml:id="id15" draw:id="id15" draw:layer="layout" svg:width="2.5cm" svg:height="1.2cm" svg:x="3.1cm" svg:y="26.8cm">
          <text:p text:style-name="P1"><text:span text:style-name="T3">bina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svg:x1="8cm" svg:y1="25.2cm" svg:x2="4.35cm" svg:y2="26.8cm" draw:start-shape="id12" draw:start-glue-point="3" draw:end-shape="id15" draw:end-glue-point="4" svg:d="M8000 25200h-3650v1600" svg:viewBox="0 0 3651 1601">
          <text:p/>
        </draw:connector>
        <draw:frame draw:style-name="gr7" draw:text-style-name="P4" draw:layer="layout" svg:width="2.4cm" svg:height="1.243cm" svg:x="14.3cm" svg:y="15.857cm">
          <draw:text-box>
            <text:p><text:span text:style-name="T2"><text:s/></text:span><text:span text:style-name="T2">XLA Graph</text:span></text:p>
          </draw:text-box>
        </draw:frame>
        <draw:line draw:style-name="gr14" draw:text-style-name="P3" draw:layer="layout" svg:x1="6cm" svg:y1="1.4cm" svg:x2="6cm" svg:y2="28.4cm">
          <text:p/>
        </draw:line>
        <draw:frame draw:style-name="gr6" draw:text-style-name="P4" draw:layer="layout" svg:width="2.4cm" svg:height="0.747cm" svg:x="10cm" svg:y="4.9cm">
          <draw:text-box>
            <text:p><text:span text:style-name="T2">PB</text:span></text:p>
          </draw:text-box>
        </draw:frame>
        <draw:frame draw:style-name="gr15" draw:text-style-name="P6" draw:layer="layout" svg:width="3.5cm" svg:height="1.5cm" svg:x="1.2cm" svg:y="1cm">
          <draw:text-box>
            <text:p>JIT</text:p>
          </draw:text-box>
        </draw:frame>
        <draw:line draw:style-name="gr14" draw:text-style-name="P3" draw:layer="layout" svg:x1="14.2cm" svg:y1="1.4cm" svg:x2="14.2cm" svg:y2="28.4cm">
          <text:p/>
        </draw:line>
        <draw:frame draw:style-name="gr15" draw:text-style-name="P6" draw:layer="layout" svg:width="3.5cm" svg:height="1.5cm" svg:x="17.6cm" svg:y="1cm">
          <draw:text-box>
            <text:p>AOT</text:p>
          </draw:text-box>
        </draw:frame>
        <draw:frame draw:style-name="gr16" draw:text-style-name="P4" draw:layer="layout" svg:width="2.4cm" svg:height="1.739cm" svg:x="2.5cm" svg:y="24.9cm">
          <draw:text-box>
            <text:p><text:span text:style-name="T2">arm, x86, nvptx</text:span></text:p>
          </draw:text-box>
        </draw:frame>
        <draw:frame draw:style-name="gr7" draw:text-style-name="P4" draw:layer="layout" svg:width="2.4cm" svg:height="1.243cm" svg:x="15.7cm" svg:y="25.2cm">
          <draw:text-box>
            <text:p><text:span text:style-name="T2">arm, x86</text:span></text:p>
          </draw:text-box>
        </draw:frame>
        <draw:frame draw:style-name="gr6" draw:text-style-name="P4" draw:layer="layout" svg:width="2.4cm" svg:height="0.747cm" svg:x="18.4cm" svg:y="18.1cm">
          <draw:text-box>
            <text:p><text:span text:style-name="T2">.h</text:span></text:p>
          </draw:text-box>
        </draw:frame>
        <draw:frame draw:style-name="gr7" draw:text-style-name="P4" draw:layer="layout" svg:width="7cm" svg:height="1.243cm" svg:x="14.1cm" svg:y="1.9cm">
          <draw:text-box>
            <text:p><text:span text:style-name="T2"><text:s/></text:span><text:span text:style-name="T2">config file</text:span></text:p>
            <text:p><text:span text:style-name="T2">(feeds and fetches)</text:span></text:p>
          </draw:text-box>
        </draw:frame>
        <draw:connector draw:style-name="gr4" draw:text-style-name="P3" draw:layer="layout" draw:line-skew="-3.501cm" svg:x1="11.188cm" svg:y1="2.425cm" svg:x2="17.15cm" svg:y2="10.8cm" draw:start-shape="id4" draw:start-glue-point="9" draw:end-shape="id3" draw:end-glue-point="0" svg:d="M11188 2425v775h5962v7600" svg:viewBox="0 0 5963 8376">
          <text:p/>
        </draw:connector>
        <draw:custom-shape draw:style-name="gr17" draw:text-style-name="P2" xml:id="id16" draw:id="id16" draw:layer="layout" svg:width="3.4cm" svg:height="1cm" svg:x="1.7cm" svg:y="13.8cm">
          <text:p text:style-name="P1"><text:span text:style-name="T1">JIT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3.4cm" svg:y1="12.4cm" svg:x2="3.4cm" svg:y2="13.8cm" draw:start-shape="id2" draw:start-glue-point="2" draw:end-shape="id16" draw:end-glue-point="0" svg:d="M3400 12400v1400" svg:viewBox="0 0 1 1401">
          <text:p/>
        </draw:connector>
        <draw:connector draw:style-name="gr11" draw:text-style-name="P3" draw:layer="layout" svg:x1="3.4cm" svg:y1="14.8cm" svg:x2="7.1cm" svg:y2="17.2cm" draw:start-shape="id16" draw:start-glue-point="2" draw:end-shape="id9" draw:end-glue-point="3" svg:d="M3400 14800v2400h3700" svg:viewBox="0 0 3701 2401">
          <text:p/>
        </draw:connector>
        <draw:frame draw:style-name="gr6" draw:text-style-name="P4" draw:layer="layout" svg:width="2.4cm" svg:height="0.747cm" svg:x="1.8cm" svg:y="12.6cm">
          <draw:text-box>
            <text:p><text:span text:style-name="T2">TF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oboto Mono for Powerline" svg:font-family="'Roboto Mono for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5T18:28:39.562868283</meta:creation-date>
    <dc:date>2017-11-15T19:18:01.482960512</dc:date>
    <meta:editing-duration>PT8M19S</meta:editing-duration>
    <meta:editing-cycles>2</meta:editing-cycles>
    <meta:generator>LibreOffice/5.1.6.2$Linux_X86_64 LibreOffice_project/10m0$Build-2</meta:generator>
    <meta:document-statistic meta:object-count="54"/>
  </office:meta>
</office:document-meta>
</file>